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6_5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Michael Hassler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20 March 1867</text:p>
      <text:p text:style-name="P2">Month<text:tab/><text:tab/><text:tab/><text:tab/><text:tab/><text:tab/>March</text:p>
      <text:p text:style-name="P2">Year<text:tab/><text:tab/><text:tab/><text:tab/><text:tab/><text:tab/>1867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ennsylvania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3">United Hebrew Relief Association/</text:p>
      <text:p text:style-name="P4">Philada March 20 1867/</text:p>
      <text:p text:style-name="P2">Revd. S. Morais/</text:p>
      <text:p text:style-name="P2"><text:tab/>Dear Sir,/</text:p>
      <text:p text:style-name="P2"><text:tab/><text:tab/>At a/ Meeting of the Board of this/ Association on Monday evening/ last, it was unanimously/ resolved, “that the thanks/ of this Association/ be herewith tendered to the/ Rev. S. Morais, for/ his eloquent and learned/ address, on the evening of/ Mch. 12, in the noble/ cause of Charity./</text:p>
      <text:p text:style-name="P2"><text:tab/>Respectfully/</text:p>
      <text:p text:style-name="P2"><text:tab/>Michael Hassler/</text:p>
      <text:p text:style-name="P2"><text:tab/><text:tab/>Secretary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9T12:00:46</meta:creation-date>
    <dc:date>2011-12-12T14:20:47.03</dc:date>
    <dc:language>en-US</dc:language>
    <meta:editing-cycles>3</meta:editing-cycles>
    <meta:editing-duration>PT00H05M08S</meta:editing-duration>
    <meta:document-statistic meta:table-count="0" meta:image-count="0" meta:object-count="0" meta:page-count="2" meta:paragraph-count="68" meta:word-count="237" meta:character-count="1692"/>
    <dc:creator>Penn Libraries</dc:creator>
    <meta:user-defined meta:name="Info 1"/>
    <meta:user-defined meta:name="Info 2"/>
    <meta:user-defined meta:name="Info 3"/>
    <meta:user-defined meta:name="Info 4"/>
  </office:meta>
</office:document-meta>
</file>